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6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1.543cm" fo:break-before="auto" style:use-optimal-row-height="true"/>
    </style:style>
    <style:style style:name="ro4" style:family="table-row">
      <style:table-row-properties style:row-height="1.917cm" fo:break-before="auto" style:use-optimal-row-height="true"/>
    </style:style>
    <style:style style:name="ro5" style:family="table-row">
      <style:table-row-properties style:row-height="2.293cm" fo:break-before="auto" style:use-optimal-row-height="true"/>
    </style:style>
    <style:style style:name="ro6" style:family="table-row">
      <style:table-row-properties style:row-height="0.794cm" fo:break-before="auto" style:use-optimal-row-height="true"/>
    </style:style>
    <style:style style:name="ro7" style:family="table-row">
      <style:table-row-properties style:row-height="6.041cm" fo:break-before="auto" style:use-optimal-row-height="true"/>
    </style:style>
    <style:style style:name="ro8" style:family="table-row">
      <style:table-row-properties style:row-height="3.792cm" fo:break-before="auto" style:use-optimal-row-height="true"/>
    </style:style>
    <style:style style:name="ro9" style:family="table-row">
      <style:table-row-properties style:row-height="4.166cm" fo:break-before="auto" style:use-optimal-row-height="true"/>
    </style:style>
    <style:style style:name="ro10" style:family="table-row">
      <style:table-row-properties style:row-height="2.667cm" fo:break-before="auto" style:use-optimal-row-height="true"/>
    </style:style>
    <style:style style:name="ro11" style:family="table-row">
      <style:table-row-properties style:row-height="5.666cm" fo:break-before="auto" style:use-optimal-row-height="true"/>
    </style:style>
    <style:style style:name="ro12" style:family="table-row">
      <style:table-row-properties style:row-height="4.916cm" fo:break-before="auto" style:use-optimal-row-height="true"/>
    </style:style>
    <style:style style:name="ro13" style:family="table-row">
      <style:table-row-properties style:row-height="3.417cm" fo:break-before="auto" style:use-optimal-row-height="true"/>
    </style:style>
    <style:style style:name="ro14" style:family="table-row">
      <style:table-row-properties style:row-height="4.542cm" fo:break-before="auto" style:use-optimal-row-height="true"/>
    </style:style>
    <style:style style:name="ro15" style:family="table-row">
      <style:table-row-properties style:row-height="3.043cm" fo:break-before="auto" style:use-optimal-row-height="true"/>
    </style:style>
    <style:style style:name="ro16" style:family="table-row">
      <style:table-row-properties style:row-height="6.415cm" fo:break-before="auto" style:use-optimal-row-height="true"/>
    </style:style>
    <style:style style:name="ro17" style:family="table-row">
      <style:table-row-properties style:row-height="5.2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>
            <draw:frame table:end-cell-address="Sheet1.A1" table:end-x="0.021cm" table:end-y="0.021cm" draw:z-index="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1">
            <draw:frame table:end-cell-address="Sheet1.B1" table:end-x="0.021cm" table:end-y="0.021cm" draw:z-index="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Default" office:value-type="string">
            <text:p>Тюменский областной суд</text:p>
            <draw:frame table:end-cell-address="Sheet1.C1" table:end-x="0.021cm" table:end-y="0.021cm" draw:z-index="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" table:end-x="2.235cm" table:end-y="0.022cm" draw:z-index="3" draw:name="http://admtyumen.ru/images/ogv_to/e.gif" draw:style-name="gr1" draw:text-style-name="P1" svg:width="0.021cm" svg:height="0.021cm" svg:x="2.214cm" svg:y="0.001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>
            <text:p>Тюменский гарнизонный военный суд</text:p>
            <draw:frame table:end-cell-address="Sheet1.C2" table:end-x="2.235cm" table:end-y="0.021cm" draw:z-index="4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" table:end-x="2.235cm" table:end-y="0.021cm" draw:z-index="5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" table:end-x="0.021cm" table:end-y="0.021cm" draw:z-index="9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2" table:end-x="0.021cm" table:end-y="0.021cm" draw:z-index="9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/>
          <table:table-cell table:style-name="ce2"/>
          <table:table-cell office:value-type="string">
            <text:p>Арбитражный суд Тюменской области</text:p>
            <draw:frame table:end-cell-address="Sheet1.C3" table:end-x="2.235cm" table:end-y="0.021cm" draw:z-index="6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3" table:end-x="2.235cm" table:end-y="0.021cm" draw:z-index="7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3" table:end-x="0.021cm" table:end-y="0.021cm" draw:z-index="10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3" table:end-x="0.021cm" table:end-y="0.021cm" draw:z-index="10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/>
          <table:table-cell table:style-name="ce2"/>
          <table:table-cell office:value-type="string">
            <text:p>Федеральный Арбитражный суд Западно-Сибирского округа</text:p>
            <draw:frame table:end-cell-address="Sheet1.C4" table:end-x="2.235cm" table:end-y="0.021cm" draw:z-index="8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4" table:end-x="2.235cm" table:end-y="0.021cm" draw:z-index="9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4" table:end-x="0.021cm" table:end-y="0.021cm" draw:z-index="10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4" table:end-x="0.021cm" table:end-y="0.021cm" draw:z-index="10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/>
          <table:table-cell table:style-name="ce2"/>
          <table:table-cell office:value-type="string">
            <text:p>Управление судебного департамента в Тюменской области</text:p>
            <draw:frame table:end-cell-address="Sheet1.C5" table:end-x="2.235cm" table:end-y="0.021cm" draw:z-index="10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5" table:end-x="2.235cm" table:end-y="0.021cm" draw:z-index="11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5" table:end-x="0.021cm" table:end-y="0.021cm" draw:z-index="10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5" table:end-x="0.021cm" table:end-y="0.021cm" draw:z-index="10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number-columns-repeated="2"/>
          <table:table-cell office:value-type="string">
            <text:p>Военная прокуратура Тюменского гарнизона</text:p>
            <draw:frame table:end-cell-address="Sheet1.C6" table:end-x="2.235cm" table:end-y="0.021cm" draw:z-index="12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6" table:end-x="2.235cm" table:end-y="0.021cm" draw:z-index="13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6" table:end-x="0.021cm" table:end-y="0.021cm" draw:z-index="10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6" table:end-x="0.021cm" table:end-y="0.021cm" draw:z-index="10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2"/>
          <table:table-cell office:value-type="string">
            <text:p>Прокуратура Тюменской области</text:p>
            <draw:frame table:end-cell-address="Sheet1.C7" table:end-x="2.235cm" table:end-y="0.021cm" draw:z-index="14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" table:end-x="2.235cm" table:end-y="0.021cm" draw:z-index="15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" table:end-x="2.235cm" table:end-y="0.021cm" draw:z-index="16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7" table:end-x="0.021cm" table:end-y="0.021cm" draw:z-index="10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Межрегиональный отдел оперативно-розыскного бюро ГУМВД по УФО</text:p>
            <draw:frame table:end-cell-address="Sheet1.C8" table:end-x="2.235cm" table:end-y="0.021cm" draw:z-index="17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8" table:end-x="2.235cm" table:end-y="0.021cm" draw:z-index="18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8" table:end-x="2.235cm" table:end-y="0.021cm" draw:z-index="19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8" table:end-x="0.021cm" table:end-y="0.021cm" draw:z-index="10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Главное управление внутренних дел по Тюменской области</text:p>
            <draw:frame table:end-cell-address="Sheet1.C9" table:end-x="2.235cm" table:end-y="0.021cm" draw:z-index="20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9" table:end-x="2.235cm" table:end-y="0.021cm" draw:z-index="21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9" table:end-x="2.235cm" table:end-y="0.021cm" draw:z-index="22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9" table:end-x="0.021cm" table:end-y="0.021cm" draw:z-index="11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table:number-columns-repeated="2"/>
          <table:table-cell office:value-type="string">
            <text:p>Тюменский гарнизон</text:p>
            <draw:frame table:end-cell-address="Sheet1.C10" table:end-x="2.235cm" table:end-y="0.021cm" draw:z-index="23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0" table:end-x="2.235cm" table:end-y="0.021cm" draw:z-index="24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0" table:end-x="2.235cm" table:end-y="0.021cm" draw:z-index="25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10" table:end-x="0.021cm" table:end-y="0.021cm" draw:z-index="11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number-columns-repeated="2"/>
          <table:table-cell office:value-type="string">
            <text:p>Военный комиссариат Тюменской области</text:p>
            <draw:frame table:end-cell-address="Sheet1.C11" table:end-x="2.235cm" table:end-y="0.021cm" draw:z-index="26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1" table:end-x="2.235cm" table:end-y="0.021cm" draw:z-index="27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1" table:end-x="2.235cm" table:end-y="0.021cm" draw:z-index="28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11" table:end-x="0.021cm" table:end-y="0.021cm" draw:z-index="11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7">
          <table:table-cell table:number-columns-repeated="2"/>
          <table:table-cell office:value-type="string">
            <text:p>Главное управление Министерства Российской Федерации по делам гражданской обороны, чрезвычайным ситуациям и ликвидации последствий стихийных бедствий по Тюменской области</text:p>
            <draw:frame table:end-cell-address="Sheet1.C12" table:end-x="2.235cm" table:end-y="0.021cm" draw:z-index="29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2" table:end-x="2.235cm" table:end-y="0.021cm" draw:z-index="30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2" table:end-x="2.235cm" table:end-y="0.021cm" draw:z-index="31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12" table:end-x="0.021cm" table:end-y="0.021cm" draw:z-index="11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8">
          <table:table-cell table:number-columns-repeated="2"/>
          <table:table-cell office:value-type="string">
            <text:p>Следственное управление Следственного комитета при прокуратуре Российской Федерации по Тюменской области</text:p>
            <draw:frame table:end-cell-address="Sheet1.C13" table:end-x="2.235cm" table:end-y="0.021cm" draw:z-index="32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3" table:end-x="2.235cm" table:end-y="0.021cm" draw:z-index="33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3" table:end-x="2.235cm" table:end-y="0.021cm" draw:z-index="34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3" table:end-x="0.22cm" table:end-y="0.22cm" draw:z-index="114" draw:name="http://admtyumen.ru/images/governor/arrow.gif" draw:style-name="gr1" draw:text-style-name="P1" svg:width="0.22cm" svg:height="0.22cm" svg:x="0cm" svg:y="0cm">
              <draw:image xlink:href="http://admtyumen.ru/images/governor/arrow.gif" xlink:type="simple" xlink:show="embed" xlink:actuate="onLoad">
                <text:p/>
              </draw:image>
            </draw:frame>
          </table:table-cell>
          <table:table-cell>
            <draw:frame table:end-cell-address="Sheet1.D13" table:end-x="0.021cm" table:end-y="0.021cm" draw:z-index="11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9">
          <table:table-cell table:number-columns-repeated="2"/>
          <table:table-cell office:value-type="string">
            <text:p>Центр специальной связи и информации Федеральной службы охраны Российской Федерации в Тюменской области</text:p>
            <draw:frame table:end-cell-address="Sheet1.C14" table:end-x="2.235cm" table:end-y="0.021cm" draw:z-index="35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4" table:end-x="2.235cm" table:end-y="0.021cm" draw:z-index="36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4" table:end-x="2.235cm" table:end-y="0.021cm" draw:z-index="37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4" table:end-x="0.22cm" table:end-y="0.22cm" draw:z-index="116" draw:name="http://admtyumen.ru/images/governor/arrow.gif" draw:style-name="gr1" draw:text-style-name="P1" svg:width="0.22cm" svg:height="0.22cm" svg:x="0cm" svg:y="0cm">
              <draw:image xlink:href="http://admtyumen.ru/images/governor/arrow.gif" xlink:type="simple" xlink:show="embed" xlink:actuate="onLoad">
                <text:p/>
              </draw:image>
            </draw:frame>
          </table:table-cell>
          <table:table-cell>
            <draw:frame table:end-cell-address="Sheet1.D14" table:end-x="0.021cm" table:end-y="0.021cm" draw:z-index="11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Региональное управление ФСБ Российской Федерации по Тюменской области</text:p>
            <draw:frame table:end-cell-address="Sheet1.C15" table:end-x="2.235cm" table:end-y="0.021cm" draw:z-index="38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5" table:end-x="2.235cm" table:end-y="0.021cm" draw:z-index="39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5" table:end-x="2.235cm" table:end-y="0.021cm" draw:z-index="40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15" table:end-x="0.021cm" table:end-y="0.021cm" draw:z-index="11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9">
          <table:table-cell table:number-columns-repeated="2"/>
          <table:table-cell office:value-type="string">
            <text:p>Войсковая часть 2142 Юго-Восточного регионального пограничного управления ФСБ Российской Федерации</text:p>
            <draw:frame table:end-cell-address="Sheet1.C16" table:end-x="2.235cm" table:end-y="0.021cm" draw:z-index="41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6" table:end-x="2.235cm" table:end-y="0.021cm" draw:z-index="42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6" table:end-x="2.235cm" table:end-y="0.021cm" draw:z-index="43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16" table:end-x="0.021cm" table:end-y="0.021cm" draw:z-index="11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8">
          <table:table-cell table:number-columns-repeated="2"/>
          <table:table-cell office:value-type="string">
            <text:p>Управление Федеральной службы государственной регистрации, кадастра и картографии по Тюменской области</text:p>
            <draw:frame table:end-cell-address="Sheet1.C17" table:end-x="2.235cm" table:end-y="0.021cm" draw:z-index="44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7" table:end-x="2.235cm" table:end-y="0.021cm" draw:z-index="45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7" table:end-x="0.021cm" table:end-y="0.021cm" draw:z-index="12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17" table:end-x="0.021cm" table:end-y="0.021cm" draw:z-index="12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Тюменское межрегиональное управление геодезии и картографии</text:p>
            <draw:frame table:end-cell-address="Sheet1.C18" table:end-x="2.235cm" table:end-y="0.021cm" draw:z-index="46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8" table:end-x="2.235cm" table:end-y="0.021cm" draw:z-index="47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8" table:end-x="2.235cm" table:end-y="0.021cm" draw:z-index="48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18" table:end-x="0.021cm" table:end-y="0.021cm" draw:z-index="12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1">
          <table:table-cell table:number-columns-repeated="2"/>
          <table:table-cell office:value-type="string">
            <text:p>Управление Федеральной службы по ветеринарному и фитосанитарному надзору по Тюменской области, Ямало-Ненецкому и Ханты-Мансийскому автономным округам</text:p>
            <draw:frame table:end-cell-address="Sheet1.C19" table:end-x="2.235cm" table:end-y="0.021cm" draw:z-index="49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9" table:end-x="2.235cm" table:end-y="0.021cm" draw:z-index="50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19" table:end-x="2.235cm" table:end-y="0.021cm" draw:z-index="51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19" table:end-x="0.021cm" table:end-y="0.021cm" draw:z-index="12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2">
          <table:table-cell table:number-columns-repeated="2"/>
          <table:table-cell office:value-type="string">
            <text:p>Управление Федеральной службы по надзору в сфере связи, информационных технологий и массовых коммуникаций по Тюменской области</text:p>
            <draw:frame table:end-cell-address="Sheet1.C20" table:end-x="2.235cm" table:end-y="0.021cm" draw:z-index="52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0" table:end-x="2.235cm" table:end-y="0.021cm" draw:z-index="53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0" table:end-x="2.235cm" table:end-y="0.021cm" draw:z-index="54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0" table:end-x="0.22cm" table:end-y="0.22cm" draw:z-index="124" draw:name="http://admtyumen.ru/images/governor/arrow.gif" draw:style-name="gr1" draw:text-style-name="P1" svg:width="0.22cm" svg:height="0.22cm" svg:x="0cm" svg:y="0cm">
              <draw:image xlink:href="http://admtyumen.ru/images/governor/arrow.gif" xlink:type="simple" xlink:show="embed" xlink:actuate="onLoad">
                <text:p/>
              </draw:image>
            </draw:frame>
          </table:table-cell>
          <table:table-cell>
            <draw:frame table:end-cell-address="Sheet1.D20" table:end-x="0.021cm" table:end-y="0.021cm" draw:z-index="12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9">
          <table:table-cell table:number-columns-repeated="2"/>
          <table:table-cell office:value-type="string">
            <text:p>Приобское управление государственного авиационного надзора Федеральной службы по надзору в сфере транспорта</text:p>
            <draw:frame table:end-cell-address="Sheet1.C21" table:end-x="2.235cm" table:end-y="0.021cm" draw:z-index="55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1" table:end-x="2.235cm" table:end-y="0.021cm" draw:z-index="56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1" table:end-x="2.235cm" table:end-y="0.021cm" draw:z-index="57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1" table:end-x="0.22cm" table:end-y="0.22cm" draw:z-index="126" draw:name="http://admtyumen.ru/images/governor/arrow.gif" draw:style-name="gr1" draw:text-style-name="P1" svg:width="0.22cm" svg:height="0.22cm" svg:x="0cm" svg:y="0cm">
              <draw:image xlink:href="http://admtyumen.ru/images/governor/arrow.gif" xlink:type="simple" xlink:show="embed" xlink:actuate="onLoad">
                <text:p/>
              </draw:image>
            </draw:frame>
          </table:table-cell>
          <table:table-cell>
            <draw:frame table:end-cell-address="Sheet1.D21" table:end-x="0.021cm" table:end-y="0.021cm" draw:z-index="12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table:number-columns-repeated="2"/>
          <table:table-cell office:value-type="string">
            <text:p>Северо-Уральское Управление Ростехнадзора</text:p>
            <draw:frame table:end-cell-address="Sheet1.C22" table:end-x="2.235cm" table:end-y="0.021cm" draw:z-index="58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2" table:end-x="2.235cm" table:end-y="0.021cm" draw:z-index="59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2" table:end-x="2.235cm" table:end-y="0.021cm" draw:z-index="60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22" table:end-x="0.021cm" table:end-y="0.021cm" draw:z-index="12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8">
          <table:table-cell table:number-columns-repeated="2"/>
          <table:table-cell office:value-type="string">
            <text:p>Управление Федеральной службы Российской Федерации по контролю за оборотом наркотиков по Тюменской области</text:p>
            <draw:frame table:end-cell-address="Sheet1.C23" table:end-x="2.235cm" table:end-y="0.021cm" draw:z-index="61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3" table:end-x="2.235cm" table:end-y="0.021cm" draw:z-index="62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3" table:end-x="2.235cm" table:end-y="0.021cm" draw:z-index="63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23" table:end-x="0.021cm" table:end-y="0.021cm" draw:z-index="12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Нижне-Обское бассейновое водное управление Федерального агентства водных ресурсов</text:p>
            <draw:frame table:end-cell-address="Sheet1.C24" table:end-x="2.235cm" table:end-y="0.021cm" draw:z-index="64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4" table:end-x="2.235cm" table:end-y="0.021cm" draw:z-index="65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4" table:end-x="2.235cm" table:end-y="0.021cm" draw:z-index="66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24" table:end-x="0.021cm" table:end-y="0.021cm" draw:z-index="13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4">
          <table:table-cell table:number-columns-repeated="2"/>
          <table:table-cell office:value-type="string">
            <text:p>Приобское межрегиональное территориальное управление воздушного транспорта Федерального агентства воздушного транспорта</text:p>
            <draw:frame table:end-cell-address="Sheet1.C25" table:end-x="2.235cm" table:end-y="0.021cm" draw:z-index="67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5" table:end-x="2.235cm" table:end-y="0.021cm" draw:z-index="68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5" table:end-x="2.235cm" table:end-y="0.021cm" draw:z-index="69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25" table:end-x="0.021cm" table:end-y="0.021cm" draw:z-index="13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Нижнеобское территориальное управление Федерального агентства по рыболовству</text:p>
            <draw:frame table:end-cell-address="Sheet1.C26" table:end-x="2.235cm" table:end-y="0.021cm" draw:z-index="70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6" table:end-x="2.235cm" table:end-y="0.021cm" draw:z-index="71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6" table:end-x="2.235cm" table:end-y="0.021cm" draw:z-index="72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26" table:end-x="0.021cm" table:end-y="0.021cm" draw:z-index="13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Управление Министерства юстиции Российской Федерации по Тюменской области</text:p>
            <draw:frame table:end-cell-address="Sheet1.C27" table:end-x="2.235cm" table:end-y="0.021cm" draw:z-index="73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7" table:end-x="2.235cm" table:end-y="0.021cm" draw:z-index="74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7" table:end-x="0.021cm" table:end-y="0.021cm" draw:z-index="13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27" table:end-x="0.021cm" table:end-y="0.021cm" draw:z-index="13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Управление Федеральной антимонопольной службы по Тюменской области</text:p>
            <draw:frame table:end-cell-address="Sheet1.C28" table:end-x="2.235cm" table:end-y="0.021cm" draw:z-index="75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28" table:end-x="2.235cm" table:end-y="0.021cm" draw:z-index="76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>
            <draw:frame table:end-cell-address="Sheet1.D28" table:end-x="0.021cm" table:end-y="0.021cm" draw:z-index="7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28" table:end-x="0.021cm" table:end-y="0.021cm" draw:z-index="13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Управление Федеральной миграционной службы России по Тюменской области</text:p>
          </table:table-cell>
          <table:table-cell>
            <draw:frame table:end-cell-address="Sheet1.D29" table:end-x="0.021cm" table:end-y="0.021cm" draw:z-index="13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29" table:end-x="0.021cm" table:end-y="0.021cm" draw:z-index="17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Управление Федеральной налоговой службы по Тюменской области</text:p>
          </table:table-cell>
          <table:table-cell>
            <draw:frame table:end-cell-address="Sheet1.D30" table:end-x="0.021cm" table:end-y="0.021cm" draw:z-index="13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0" table:end-x="0.021cm" table:end-y="0.021cm" draw:z-index="18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5">
          <table:table-cell table:number-columns-repeated="2"/>
          <table:table-cell office:value-type="string">
            <text:p>Территориальный орган Федеральной службы государственной статистики по Тюменской области</text:p>
          </table:table-cell>
          <table:table-cell>
            <draw:frame table:end-cell-address="Sheet1.D31" table:end-x="0.021cm" table:end-y="0.021cm" draw:z-index="13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1" table:end-x="0.021cm" table:end-y="0.021cm" draw:z-index="18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Управление Федеральной службы исполнения наказаний по Тюменской области</text:p>
          </table:table-cell>
          <table:table-cell>
            <draw:frame table:end-cell-address="Sheet1.D32" table:end-x="0.021cm" table:end-y="0.021cm" draw:z-index="13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2" table:end-x="0.021cm" table:end-y="0.021cm" draw:z-index="18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4">
          <table:table-cell table:number-columns-repeated="2"/>
          <table:table-cell office:value-type="string">
            <text:p>Управление Федеральной службы по надзору в сфере защиты прав потребителей и благополучия человека по Тюменской области</text:p>
          </table:table-cell>
          <table:table-cell>
            <draw:frame table:end-cell-address="Sheet1.D33" table:end-x="0.021cm" table:end-y="0.021cm" draw:z-index="14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3" table:end-x="0.021cm" table:end-y="0.021cm" draw:z-index="18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table:number-columns-repeated="2"/>
          <table:table-cell office:value-type="string">
            <text:p>Управление Росздравнадзора по Тюменской области</text:p>
          </table:table-cell>
          <table:table-cell>
            <draw:frame table:end-cell-address="Sheet1.D34" table:end-x="0.021cm" table:end-y="0.021cm" draw:z-index="14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4" table:end-x="0.021cm" table:end-y="0.021cm" draw:z-index="18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Управление Федеральной службы по надзору в сфере природопользования по Тюменской области</text:p>
          </table:table-cell>
          <table:table-cell>
            <draw:frame table:end-cell-address="Sheet1.D35" table:end-x="0.021cm" table:end-y="0.021cm" draw:z-index="14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5" table:end-x="0.021cm" table:end-y="0.021cm" draw:z-index="18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Управление государственного автодорожного надзора по Тюменской области</text:p>
          </table:table-cell>
          <table:table-cell>
            <draw:frame table:end-cell-address="Sheet1.D36" table:end-x="0.021cm" table:end-y="0.021cm" draw:z-index="14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6" table:end-x="0.021cm" table:end-y="0.021cm" draw:z-index="18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Государственная инспекция труда в Тюменской области</text:p>
          </table:table-cell>
          <table:table-cell>
            <draw:frame table:end-cell-address="Sheet1.D37" table:end-x="0.021cm" table:end-y="0.021cm" draw:z-index="14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7" table:end-x="0.021cm" table:end-y="0.021cm" draw:z-index="18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Управление Федеральной службы судебных приставов по Тюменской области</text:p>
          </table:table-cell>
          <table:table-cell>
            <draw:frame table:end-cell-address="Sheet1.D38" table:end-x="0.021cm" table:end-y="0.021cm" draw:z-index="14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8" table:end-x="0.021cm" table:end-y="0.021cm" draw:z-index="18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8">
          <table:table-cell table:number-columns-repeated="2"/>
          <table:table-cell office:value-type="string">
            <text:p>Территориальное управление в Тюменской области Федеральной службы финансово-бюджетного надзора</text:p>
          </table:table-cell>
          <table:table-cell>
            <draw:frame table:end-cell-address="Sheet1.D39" table:end-x="0.021cm" table:end-y="0.021cm" draw:z-index="14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39" table:end-x="0.021cm" table:end-y="0.021cm" draw:z-index="18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table:number-columns-repeated="2"/>
          <table:table-cell office:value-type="string">
            <text:p>Тюменская таможня Уральского таможенного управления</text:p>
          </table:table-cell>
          <table:table-cell>
            <draw:frame table:end-cell-address="Sheet1.D40" table:end-x="0.021cm" table:end-y="0.021cm" draw:z-index="14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0" table:end-x="0.021cm" table:end-y="0.021cm" draw:z-index="19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Управление по недропользованию по Тюменской области</text:p>
          </table:table-cell>
          <table:table-cell>
            <draw:frame table:end-cell-address="Sheet1.D41" table:end-x="0.021cm" table:end-y="0.021cm" draw:z-index="14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1" table:end-x="0.021cm" table:end-y="0.021cm" draw:z-index="19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9">
          <table:table-cell table:number-columns-repeated="2"/>
          <table:table-cell office:value-type="string">
            <text:p>Территориальное управление Федерального агентства по управлению государственным имуществом по Тюменской области</text:p>
          </table:table-cell>
          <table:table-cell>
            <draw:frame table:end-cell-address="Sheet1.D42" table:end-x="0.021cm" table:end-y="0.021cm" draw:z-index="14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2" table:end-x="0.021cm" table:end-y="0.021cm" draw:z-index="19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table:number-columns-repeated="2"/>
          <table:table-cell office:value-type="string">
            <text:p>Управление федерального казначейства по Тюменской области</text:p>
          </table:table-cell>
          <table:table-cell>
            <draw:frame table:end-cell-address="Sheet1.D43" table:end-x="0.021cm" table:end-y="0.021cm" draw:z-index="15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3" table:end-x="0.021cm" table:end-y="0.021cm" draw:z-index="19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Отдел Государственной фельдъегерской службы Российской Федерации в городе Тюмени</text:p>
          </table:table-cell>
          <table:table-cell>
            <draw:frame table:end-cell-address="Sheet1.D44" table:end-x="0.021cm" table:end-y="0.021cm" draw:z-index="15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4" table:end-x="0.021cm" table:end-y="0.021cm" draw:z-index="19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Тюменское отделение представительства МИД Российской Федерации в г. Екатеринбурге</text:p>
          </table:table-cell>
          <table:table-cell>
            <draw:frame table:end-cell-address="Sheet1.D45" table:end-x="0.021cm" table:end-y="0.021cm" draw:z-index="15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5" table:end-x="0.021cm" table:end-y="0.021cm" draw:z-index="19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5">
          <table:table-cell table:number-columns-repeated="2"/>
          <table:table-cell office:value-type="string">
            <text:p>Отделение в Тюменской области Управления Минпромторга России по Уральскому району</text:p>
          </table:table-cell>
          <table:table-cell>
            <draw:frame table:end-cell-address="Sheet1.D46" table:end-x="0.021cm" table:end-y="0.021cm" draw:z-index="15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6" table:end-x="0.021cm" table:end-y="0.021cm" draw:z-index="19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2"/>
        </table:table-row>
        <table:table-row table:style-name="ro8">
          <table:table-cell table:number-columns-repeated="2"/>
          <table:table-cell office:value-type="string">
            <text:p>Тюменский линейный отдел Обь-Иртышского бассейнового управления государственного морского и речного надзора</text:p>
          </table:table-cell>
          <table:table-cell>
            <draw:frame table:end-cell-address="Sheet1.D47" table:end-x="0.021cm" table:end-y="0.021cm" draw:z-index="15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7" table:end-x="0.021cm" table:end-y="0.021cm" draw:z-index="19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3"/>
        </table:table-row>
        <table:table-row table:style-name="ro16">
          <table:table-cell table:number-columns-repeated="2"/>
          <table:table-cell office:value-type="string">
            <text:p>Отдел государственного надзора по Тюменской области Уральского межрегионального территориального управления Федерального агентства по техническому регулированию и метрологии</text:p>
          </table:table-cell>
          <table:table-cell>
            <draw:frame table:end-cell-address="Sheet1.D48" table:end-x="0.021cm" table:end-y="0.021cm" draw:z-index="15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8" table:end-x="0.021cm" table:end-y="0.021cm" draw:z-index="19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ГУ Отделение Пенсионного фонда Российской Федерации по Тюменской области</text:p>
          </table:table-cell>
          <table:table-cell table:style-name="ce1">
            <draw:frame table:end-cell-address="Sheet1.D49" table:end-x="0.021cm" table:end-y="0.021cm" draw:z-index="15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49" table:end-x="0.021cm" table:end-y="0.021cm" draw:z-index="19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2"/>
        </table:table-row>
        <table:table-row table:style-name="ro10">
          <table:table-cell table:number-columns-repeated="2"/>
          <table:table-cell office:value-type="string">
            <text:p>Территориальный фонд обязательного медицинского страхования Тюменской области</text:p>
          </table:table-cell>
          <table:table-cell table:style-name="ce1">
            <draw:frame table:end-cell-address="Sheet1.D50" table:end-x="0.021cm" table:end-y="0.021cm" draw:z-index="15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0" table:end-x="0.021cm" table:end-y="0.021cm" draw:z-index="20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3"/>
        </table:table-row>
        <table:table-row table:style-name="ro13">
          <table:table-cell table:number-columns-repeated="2"/>
          <table:table-cell office:value-type="string">
            <text:p>ГУ Тюменское региональное отделение Фонда социального страхования Российской Федерации</text:p>
          </table:table-cell>
          <table:table-cell table:style-name="ce1">
            <draw:frame table:end-cell-address="Sheet1.D51" table:end-x="0.021cm" table:end-y="0.021cm" draw:z-index="15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1" table:end-x="0.021cm" table:end-y="0.021cm" draw:z-index="20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9">
          <table:table-cell table:number-columns-repeated="2"/>
          <table:table-cell office:value-type="string">
            <text:p>ФГУ «Управление мелиорации земель и сельскохозяйственного водоснабжения Тюменской области (ФГУ «Тюменьмелиоводхоз»)</text:p>
          </table:table-cell>
          <table:table-cell table:style-name="ce1">
            <draw:frame table:end-cell-address="Sheet1.D52" table:end-x="0.021cm" table:end-y="0.021cm" draw:z-index="15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2" table:end-x="0.021cm" table:end-y="0.021cm" draw:z-index="20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Филиал ФГУ «Российский сельскохозяйственный центр» по Тюменской области</text:p>
          </table:table-cell>
          <table:table-cell table:style-name="ce1">
            <draw:frame table:end-cell-address="Sheet1.D53" table:end-x="0.021cm" table:end-y="0.021cm" draw:z-index="16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3" table:end-x="0.021cm" table:end-y="0.021cm" draw:z-index="20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Управление федеральной почтовой связи Тюменской области - филиал ФГУП "Почта России"</text:p>
          </table:table-cell>
          <table:table-cell table:style-name="ce1">
            <draw:frame table:end-cell-address="Sheet1.D54" table:end-x="0.021cm" table:end-y="0.021cm" draw:z-index="16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4" table:end-x="0.021cm" table:end-y="0.021cm" draw:z-index="20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4">
          <table:table-cell table:number-columns-repeated="2"/>
          <table:table-cell office:value-type="string">
            <text:p>ФГУ «Территориальный фонд информации по природным ресурсам и охране окружающей среды МПР России по УФО»</text:p>
          </table:table-cell>
          <table:table-cell table:style-name="ce1">
            <draw:frame table:end-cell-address="Sheet1.D55" table:end-x="0.021cm" table:end-y="0.021cm" draw:z-index="16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5" table:end-x="0.021cm" table:end-y="0.021cm" draw:z-index="20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8">
          <table:table-cell table:number-columns-repeated="2"/>
          <table:table-cell office:value-type="string">
            <text:p>Тюменский центр научно-технической информации – филиал ФГУ «Объединение «Росинформресурс» Минэнерго</text:p>
          </table:table-cell>
          <table:table-cell table:style-name="ce1">
            <draw:frame table:end-cell-address="Sheet1.D56" table:end-x="0.021cm" table:end-y="0.021cm" draw:z-index="16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6" table:end-x="0.021cm" table:end-y="0.021cm" draw:z-index="20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5">
          <table:table-cell table:number-columns-repeated="2"/>
          <table:table-cell office:value-type="string">
            <text:p>ГУ «Тюменский центр по гидрометеорологии и мониторингу окружающей среды»</text:p>
          </table:table-cell>
          <table:table-cell table:style-name="ce1">
            <draw:frame table:end-cell-address="Sheet1.D57" table:end-x="0.021cm" table:end-y="0.021cm" draw:z-index="16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7" table:end-x="0.021cm" table:end-y="0.021cm" draw:z-index="20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ФГУ "Центр гигиены и эпидемиологии в Тюменской области"</text:p>
          </table:table-cell>
          <table:table-cell table:style-name="ce1">
            <draw:frame table:end-cell-address="Sheet1.D58" table:end-x="0.021cm" table:end-y="0.021cm" draw:z-index="16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8" table:end-x="0.021cm" table:end-y="0.021cm" draw:z-index="20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5">
          <table:table-cell table:number-columns-repeated="2"/>
          <table:table-cell office:value-type="string">
            <text:p>ФГУ по водному хозяйству Нижне-Обского бассейна «Тюменьрегионводхоз»</text:p>
          </table:table-cell>
          <table:table-cell table:style-name="ce1">
            <draw:frame table:end-cell-address="Sheet1.D59" table:end-x="0.021cm" table:end-y="0.021cm" draw:z-index="16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59" table:end-x="0.021cm" table:end-y="0.021cm" draw:z-index="20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ФГУП «Западно-Сибирское аэрогеодезическое предприятие» (ФГУП «ЗапсибАГП»)</text:p>
          </table:table-cell>
          <table:table-cell table:style-name="ce1">
            <draw:frame table:end-cell-address="Sheet1.D60" table:end-x="0.021cm" table:end-y="0.021cm" draw:z-index="16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0" table:end-x="0.021cm" table:end-y="0.021cm" draw:z-index="21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ФГУ "Земельная кадастровая палата по Тюменской области"</text:p>
          </table:table-cell>
          <table:table-cell table:style-name="ce1">
            <draw:frame table:end-cell-address="Sheet1.D61" table:end-x="0.021cm" table:end-y="0.021cm" draw:z-index="16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1" table:end-x="0.021cm" table:end-y="0.021cm" draw:z-index="21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Тюменский филиал ФГУП «Ростехинвентаризация – Федеральное БТИ»</text:p>
          </table:table-cell>
          <table:table-cell table:style-name="ce1">
            <draw:frame table:end-cell-address="Sheet1.D62" table:end-x="0.021cm" table:end-y="0.021cm" draw:z-index="16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2" table:end-x="0.021cm" table:end-y="0.021cm" draw:z-index="21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Представительство ФГУП «Ростехинвентаризация – Федеральное БТИ» в УФО</text:p>
          </table:table-cell>
          <table:table-cell table:style-name="ce1">
            <draw:frame table:end-cell-address="Sheet1.D63" table:end-x="0.021cm" table:end-y="0.021cm" draw:z-index="17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3" table:end-x="0.021cm" table:end-y="0.021cm" draw:z-index="21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5">
          <table:table-cell table:number-columns-repeated="2"/>
          <table:table-cell office:value-type="string">
            <text:p>Филиал «Тобольский район водных путей и судоходства» ФГУ Обь-Иртышводпуть</text:p>
          </table:table-cell>
          <table:table-cell table:style-name="ce1">
            <draw:frame table:end-cell-address="Sheet1.D64" table:end-x="0.021cm" table:end-y="0.021cm" draw:z-index="17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4" table:end-x="0.021cm" table:end-y="0.021cm" draw:z-index="21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9">
          <table:table-cell table:number-columns-repeated="2"/>
          <table:table-cell office:value-type="string">
            <text:p>ФГУ комбинат «Спутник» Федерального агентства по государственным резервам по Уральскому федеральному округу</text:p>
          </table:table-cell>
          <table:table-cell table:style-name="ce1">
            <draw:frame table:end-cell-address="Sheet1.D65" table:end-x="0.021cm" table:end-y="0.021cm" draw:z-index="17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5" table:end-x="0.021cm" table:end-y="0.021cm" draw:z-index="21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8">
          <table:table-cell table:number-columns-repeated="2"/>
          <table:table-cell office:value-type="string">
            <text:p>ФГУП «Государственный научно-производственный центр рыбного хозяйства» (ФГУП «Госрыбцентр)</text:p>
          </table:table-cell>
          <table:table-cell table:style-name="ce1">
            <draw:frame table:end-cell-address="Sheet1.D66" table:end-x="0.021cm" table:end-y="0.021cm" draw:z-index="17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6" table:end-x="0.021cm" table:end-y="0.021cm" draw:z-index="21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Нижнеобское территориальное управление Федерального агентства по рыболовству</text:p>
          </table:table-cell>
          <table:table-cell table:style-name="ce1">
            <draw:frame table:end-cell-address="Sheet1.D67" table:end-x="0.021cm" table:end-y="0.021cm" draw:z-index="17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7" table:end-x="0.021cm" table:end-y="0.021cm" draw:z-index="21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0">
          <table:table-cell table:number-columns-repeated="2"/>
          <table:table-cell office:value-type="string">
            <text:p>Тюменский филиал ФГУ «Федеральный лицензионный центр при Росстрое»</text:p>
          </table:table-cell>
          <table:table-cell table:style-name="ce1">
            <draw:frame table:end-cell-address="Sheet1.D68" table:end-x="0.021cm" table:end-y="0.021cm" draw:z-index="17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8" table:end-x="0.021cm" table:end-y="0.021cm" draw:z-index="21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ФГУ «Тюменский центр стандартизации, метрологии и сертификации» (Тюменский ЦСМ)</text:p>
          </table:table-cell>
          <table:table-cell table:style-name="ce1">
            <draw:frame table:end-cell-address="Sheet1.D69" table:end-x="0.021cm" table:end-y="0.021cm" draw:z-index="17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69" table:end-x="0.021cm" table:end-y="0.021cm" draw:z-index="21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Управление специальной связи по Тюменской области ФГУП ГЦСС МС Российской Федерации</text:p>
          </table:table-cell>
          <table:table-cell table:style-name="ce1">
            <draw:frame table:end-cell-address="Sheet1.D70" table:end-x="0.021cm" table:end-y="0.021cm" draw:z-index="17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70" table:end-x="0.021cm" table:end-y="0.021cm" draw:z-index="22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Филиал ФГУП «ВГТРК «ГТРК «Регион-Тюмень»</text:p>
          </table:table-cell>
          <table:table-cell table:style-name="ce1">
            <draw:frame table:end-cell-address="Sheet1.D71" table:end-x="0.021cm" table:end-y="0.021cm" draw:z-index="17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D71" table:end-x="0.021cm" table:end-y="0.021cm" draw:z-index="22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7">
          <table:table-cell table:number-columns-repeated="2"/>
          <table:table-cell office:value-type="string">
            <text:p>Филиал «Аэронавигация Севера Сибири» ФГУП «Госкорпорация по организации воздушного движения в Российской Федерации» (Госкорпорация по ОрВД)</text:p>
            <draw:frame table:end-cell-address="Sheet1.C72" table:end-x="0.021cm" table:end-y="0.021cm" draw:z-index="78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2" table:end-x="2.235cm" table:end-y="0.021cm" draw:z-index="79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2" table:end-x="2.235cm" table:end-y="0.021cm" draw:z-index="80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1">
            <draw:frame table:end-cell-address="Sheet1.D72" table:end-x="0.021cm" table:end-y="0.021cm" draw:z-index="81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ФГУ «Федеральное управление автомобильных дорог «Урал» Федерального дорожного агентства»</text:p>
            <draw:frame table:end-cell-address="Sheet1.C73" table:end-x="0.021cm" table:end-y="0.021cm" draw:z-index="82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3" table:end-x="2.235cm" table:end-y="0.021cm" draw:z-index="83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3" table:end-x="2.235cm" table:end-y="0.021cm" draw:z-index="84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1">
            <draw:frame table:end-cell-address="Sheet1.D73" table:end-x="0.021cm" table:end-y="0.021cm" draw:z-index="85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13">
          <table:table-cell table:number-columns-repeated="2"/>
          <table:table-cell office:value-type="string">
            <text:p>Филиал ФГУ «Федеральное управление автомобильных дорог «Урал» Федерального дорожного агентства»</text:p>
            <draw:frame table:end-cell-address="Sheet1.C74" table:end-x="0.021cm" table:end-y="0.021cm" draw:z-index="86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4" table:end-x="2.235cm" table:end-y="0.021cm" draw:z-index="87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4" table:end-x="2.235cm" table:end-y="0.021cm" draw:z-index="88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1">
            <draw:frame table:end-cell-address="Sheet1.D74" table:end-x="0.021cm" table:end-y="0.021cm" draw:z-index="89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2"/>
          <table:table-cell office:value-type="string">
            <text:p>ФГУ "Главное бюро медико-социальной экспертизы по Тюменской области"</text:p>
            <draw:frame table:end-cell-address="Sheet1.C75" table:end-x="0.021cm" table:end-y="0.021cm" draw:z-index="90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5" table:end-x="2.235cm" table:end-y="0.021cm" draw:z-index="91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5" table:end-x="2.235cm" table:end-y="0.021cm" draw:z-index="92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1">
            <draw:frame table:end-cell-address="Sheet1.D75" table:end-x="0.021cm" table:end-y="0.021cm" draw:z-index="93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table:number-columns-repeated="2"/>
          <table:table-cell office:value-type="string">
            <text:p>Главное управление Банка России по Тюменской области</text:p>
            <draw:frame table:end-cell-address="Sheet1.C76" table:end-x="0.021cm" table:end-y="0.021cm" draw:z-index="94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6" table:end-x="2.235cm" table:end-y="0.021cm" draw:z-index="95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  <draw:frame table:end-cell-address="Sheet1.C76" table:end-x="2.235cm" table:end-y="0.021cm" draw:z-index="96" draw:name="http://admtyumen.ru/images/ogv_to/e.gif" draw:style-name="gr1" draw:text-style-name="P1" svg:width="0.021cm" svg:height="0.021cm" svg:x="2.214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 table:style-name="ce1">
            <draw:frame table:end-cell-address="Sheet1.D76" table:end-x="0.021cm" table:end-y="0.021cm" draw:z-index="97" draw:name="http://admtyumen.ru/images/ogv_to/e.gif" draw:style-name="gr1" draw:text-style-name="P1" svg:width="0.021cm" svg:height="0.021cm" svg:x="0cm" svg:y="0cm">
              <draw:image xlink:href="http://admtyumen.ru/images/ogv_to/e.gif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7">17.01.2010</text:date>, <text:time>22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1-17T17:20:44</meta:creation-date>
    <dc:date>2010-01-17T22:25:02</dc:date>
    <dc:creator>simon kordonsky</dc:creator>
    <meta:editing-duration>PT00H15M46S</meta:editing-duration>
    <meta:editing-cycles>1</meta:editing-cycles>
    <meta:document-statistic meta:table-count="3" meta:cell-count="76" meta:object-count="222"/>
    <meta:generator>OpenOffice.org/3.2$Unix OpenOffice.org_project/320m9$Build-9476</meta:generator>
  </office:meta>
</office:document-meta>
</file>